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officeooo:rsid="000ac3af"/>
    </style:style>
    <style:style style:name="T3" style:family="text">
      <style:text-properties style:font-name="Courier 10 Pitch" officeooo:rsid="000ae822"/>
    </style:style>
    <style:style style:name="T4" style:family="text">
      <style:text-properties officeooo:rsid="000ac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Cour">1) Disconnect from wired internet access.</text:p>
      <text:p text:style-name="Cour">2) <text:span text:style-name="Default_20_Paragraph_20_Font"><text:span text:style-name="T1">source activate psychopy</text:span></text:span></text:p>
      <text:p text:style-name="Standard">3) <text:span text:style-name="Default_20_Paragraph_20_Font"><text:span text:style-name="T1">cd ~/Dropbox/volatileValues/simple_rt_experiment_</text:span></text:span><text:span text:style-name="Default_20_Paragraph_20_Font"><text:span text:style-name="T2">probabilityC</text:span></text:span><text:span text:style-name="Default_20_Paragraph_20_Font"><text:span text:style-name="T1">/</text:span></text:span></text:p>
      <text:p text:style-name="Standard">4) <text:span text:style-name="Default_20_Paragraph_20_Font"><text:span text:style-name="T1">python simple_fc_rt_</text:span></text:span><text:span text:style-name="Default_20_Paragraph_20_Font"><text:span text:style-name="T2">p</text:span></text:span><text:span text:style-name="Default_20_Paragraph_20_Font"><text:span text:style-name="T1">.py </text:span></text:span>(note that you will see a mouse._xdll error which prints because I’ve disabled the mouse, but this has no bearing on the experiment)</text:p>
      <text:p text:style-name="Standard">5) Open <text:span text:style-name="Default_20_Paragraph_20_Font"><text:span text:style-name="T1">pilot_condition_order_</text:span></text:span><text:span text:style-name="Default_20_Paragraph_20_Font"><text:span text:style-name="T3">p</text:span></text:span><text:span text:style-name="Default_20_Paragraph_20_Font"><text:span text:style-name="T1">.csv</text:span></text:span>. Your initials are next to the sequence of conditions and your trial file set number. A prompt will ask for your subject ID (your CoAxID), condition (enter the number from the file), and the trial file set number (entered from file).</text:p>
      <text:p text:style-name="Standard">6) The game should begin with instructions.</text:p>
      <text:p text:style-name="Standard">7) Press escape to exit when you’re done. </text:p>
      <text:p text:style-name="Standard"/>
      <text:p text:style-name="Standard"/>
      <text:p text:style-name="Standard"/>
      <text:p text:style-name="Standard">rsync -rPz ~/Dropbox/volatileValues/simple_rt_experiment_<text:span text:style-name="T4">probabilityC</text:span>/data tmoleswo@labusers-iMac.wv.cc.cmu.edu:/Volumes/Drobo/ac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ur" style:family="paragraph" style:parent-style-name="Standard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26T16:12:00Z</meta:creation-date>
    <dc:date>2018-03-16T10:32:34.239835893</dc:date>
    <meta:editing-cycles>21</meta:editing-cycles>
    <meta:editing-duration>PT2H3M1S</meta:editing-duration>
    <meta:document-statistic meta:table-count="0" meta:image-count="0" meta:object-count="0" meta:page-count="1" meta:paragraph-count="8" meta:word-count="102" meta:character-count="780" meta:non-whitespace-character-count="685"/>
    <meta:template xlink:type="simple" xlink:actuate="onRequest" xlink:title="" xlink:href="Normal.dotm"/>
  </office:meta>
</office:document-meta>
</file>